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Update down-arrow movement in the text editor.</text:p>
      <text:p text:style-name="Standard">-Test zooming in and out of the text. Test it for two text fields.</text:p>
      <text:p text:style-name="Standard">-Maybe add selection rectangle to the mouse and change SelectedObject to a unique vector of pointers. It could be hard, but very rewarding.</text:p>
      <text:p text:style-name="Standard">-Add a second cursor to the text. All characters between both cursors will be selected. Moving cursor or clicking mouse button will cancel selection. By default the second cursor will be on the same position as the original.</text:p>
      <text:p text:style-name="Standard">-Connect primitives to cameras.</text:p>
      <text:p text:style-name="Standard">-Rewrite EditableTextModule (look at “editable update.txt”).</text:p>
      <text:p text:style-name="Standard">-Use al_set_clipping_rectangle and al_reset_clipping_rectangle to clip pinned camera based on the parent camera position and size.</text:p>
      <text:p text:style-name="Standard">-Use al_set_clipping_rectangle and al_reset_clipping_rectangle instead of bitmaps.</text:p>
      <text:p text:style-name="Standard">-Add new instructions to the documentation.</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Camera tabs - use camera pinning and "bring_forward" function.</text:p>
      <text:p text:style-name="Standard">-Editor Window 2.0 - minimalistic, with tabs, based on window templates.</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 content inside, instruction will fail. By using force, engine will overwrite the previous content of the 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 and finally overwrite everything.</text:p>
      <text:soft-page-break/>
      <text:p text:style-name="Standard">-Projects will be the another type of entity and it will just add new way of saving and loading entities.</text:p>
      <text:p text:style-name="Standard">-Add hyperlinks to the SuperText. Clicking them will be able to trigger an event.</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soft-page-break/>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soft-page-break/>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soft-page-break/>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1-03T20:42:00Z</dc:date>
    <meta:template xlink:href="Normal.dotm" xlink:type="simple"/>
    <meta:editing-cycles>747</meta:editing-cycles>
    <meta:editing-duration>PT1517460S</meta:editing-duration>
    <meta:document-statistic meta:page-count="6" meta:paragraph-count="27" meta:word-count="2028" meta:character-count="13562" meta:row-count="96" meta:non-whitespace-character-count="11561"/>
  </office:meta>
</office:document-meta>
</file>